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fo:background-color="#5eb91e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3">
      <style:table-cell-properties fo:background-color="#5eb91e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5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uss Seidel 1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" calcext:value-type="float">
            <text:p>-8</text:p>
          </table:table-cell>
          <table:table-cell table:style-name="ce8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8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office:value-type="string" calcext:value-type="string">
            <text:p>En este ejercicio los reemplazos en las iteraciones los realiza con los valores hacia la derecha</text:p>
          </table:table-cell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Por ejemplo para el cálculo de x1 (B13) reemplaza x2 y x3 de las celdas C13 y D13 correspondientemente</text:p>
          </table:table-cell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Esta forma difiere de la del libro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office:value-type="string" calcext:value-type="string">
            <text:p>ea1</text:p>
          </table:table-cell>
          <table:table-cell office:value-type="string" calcext:value-type="string">
            <text:p>ea2</text:p>
          </table:table-cell>
          <table:table-cell office:value-type="string" calcext:value-type="string">
            <text:p>ea3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6" table:formula="of:=([.$E$5]-[.$B$5]*[.B12]-[.$D$5]*[.D11])/([.$C$5])" office:value-type="float" office:value="0.6" calcext:value-type="float">
            <text:p>0.6000</text:p>
          </table:table-cell>
          <table:table-cell table:style-name="ce1" office:value-type="float" office:value="-0.1" calcext:value-type="float">
            <text:p>-0.1</text:p>
          </table:table-cell>
          <table:table-cell table:formula="of:=100*ABS(([.B11]-[.B10])/([.B11]))" office:value-type="float" office:value="100" calcext:value-type="float">
            <text:p>100</text:p>
          </table:table-cell>
          <table:table-cell table:formula="of:=100*ABS(([.C11]-[.C10])/([.C11]))" office:value-type="float" office:value="100" calcext:value-type="float">
            <text:p>100</text:p>
          </table:table-cell>
          <table:table-cell table:formula="of:=100*ABS(([.D11]-[.D10])/([.D11])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98" calcext:value-type="float">
            <text:p>0.98</text:p>
          </table:table-cell>
          <table:table-cell table:style-name="ce7" office:value-type="float" office:value="0.74" calcext:value-type="float">
            <text:p>0.74000</text:p>
          </table:table-cell>
          <table:table-cell table:style-name="ce1" office:value-type="float" office:value="-0.04" calcext:value-type="float">
            <text:p>-0.04</text:p>
          </table:table-cell>
          <table:table-cell table:style-name="ce5" table:formula="of:=100*ABS(([.B12]-[.B11])/([.B12]))" office:value-type="float" office:value="22.4489795918367" calcext:value-type="float">
            <text:p>22.4490</text:p>
          </table:table-cell>
          <table:table-cell table:style-name="ce5" table:formula="of:=100*ABS(([.C12]-[.C11])/([.C12]))" office:value-type="float" office:value="18.918918918919" calcext:value-type="float">
            <text:p>18.9189</text:p>
          </table:table-cell>
          <table:table-cell table:style-name="ce6" table:formula="of:=100*ABS(([.D12]-[.D11])/([.D12]))" office:value-type="float" office:value="150" calcext:value-type="float">
            <text:p>150.0000</text:p>
          </table:table-cell>
          <table:table-cell table:style-name="ce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([.$E$4]-[.$C$4]*[.C13]-[.$D$4]*[.D13])/([.$B$4])" office:value-type="float" office:value="1.0121" calcext:value-type="float">
            <text:p>1.012</text:p>
          </table:table-cell>
          <table:table-cell office:value-type="float" office:value="0.7131" calcext:value-type="float">
            <text:p>0.7131</text:p>
          </table:table-cell>
          <table:table-cell office:value-type="float" office:value="-0.0528" calcext:value-type="float">
            <text:p>-0.0528</text:p>
          </table:table-cell>
          <table:table-cell table:style-name="ce5" table:formula="of:=100*ABS(([.B13]-[.B12])/([.B13]))" office:value-type="float" office:value="3.17162335737578" calcext:value-type="float">
            <text:p>3.1716</text:p>
          </table:table-cell>
          <table:table-cell table:style-name="ce5" table:formula="of:=100*ABS(([.C13]-[.C12])/([.C13]))" office:value-type="float" office:value="3.77226195484505" calcext:value-type="float">
            <text:p>3.7723</text:p>
          </table:table-cell>
          <table:table-cell table:style-name="ce5" table:formula="of:=100*ABS(([.D13]-[.D12])/([.D13]))" office:value-type="float" office:value="24.2424242424242" calcext:value-type="float">
            <text:p>24.24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46" calcext:value-type="float">
            <text:p>1.0046</text:p>
          </table:table-cell>
          <table:table-cell office:value-type="float" office:value="0.7192" calcext:value-type="float">
            <text:p>0.7192</text:p>
          </table:table-cell>
          <table:table-cell table:style-name="ce6" table:formula="of:=([.$E$6]-[.$B$6]*[.B15]-[.$C$6]*[.C15])/([.$D$6])" office:value-type="float" office:value="-0.0472999999999963" calcext:value-type="float">
            <text:p>-0.0473</text:p>
          </table:table-cell>
          <table:table-cell table:style-name="ce5" table:formula="of:=100*ABS(([.B14]-[.B13])/([.B14]))" office:value-type="float" office:value="0.7465657973323" calcext:value-type="float">
            <text:p>0.7466</text:p>
          </table:table-cell>
          <table:table-cell table:style-name="ce5" table:formula="of:=100*ABS(([.C14]-[.C13])/([.C14]))" office:value-type="float" office:value="0.848164627363737" calcext:value-type="float">
            <text:p>0.8482</text:p>
          </table:table-cell>
          <table:table-cell table:style-name="ce5" table:formula="of:=100*ABS(([.D14]-[.D13])/([.D14]))" office:value-type="float" office:value="11.6279069767528" calcext:value-type="float">
            <text:p>11.62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.0062" office:value-type="float" office:value="1.0062" calcext:value-type="float">
            <text:p>1.0062</text:p>
          </table:table-cell>
          <table:table-cell table:style-name="ce6" table:formula="of:=([.$E$5]-[.$B$5]*[.B16]-[.$D$5]*[.D15])/([.$C$5])" office:value-type="float" office:value="0.717499999999999" calcext:value-type="float">
            <text:p>0.7175</text:p>
          </table:table-cell>
          <table:table-cell office:value-type="float" office:value="-0.0506" calcext:value-type="float">
            <text:p>-0.0506</text:p>
          </table:table-cell>
          <table:table-cell table:style-name="ce5" table:formula="of:=100*ABS(([.B15]-[.B14])/([.B15]))" office:value-type="float" office:value="0.159014112502489" calcext:value-type="float">
            <text:p>0.1590</text:p>
          </table:table-cell>
          <table:table-cell table:style-name="ce5" table:formula="of:=100*ABS(([.C15]-[.C14])/([.C15]))" office:value-type="float" office:value="0.236933797909475" calcext:value-type="float">
            <text:p>0.2369</text:p>
          </table:table-cell>
          <table:table-cell table:style-name="ce5" table:formula="of:=100*ABS(([.D15]-[.D14])/([.D15]))" office:value-type="float" office:value="6.521739130442" calcext:value-type="float">
            <text:p>6.52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059" calcext:value-type="float">
            <text:p>1.0059</text:p>
          </table:table-cell>
          <table:table-cell office:value-type="float" office:value="0.7182" calcext:value-type="float">
            <text:p>0.7182</text:p>
          </table:table-cell>
          <table:table-cell office:value-type="float" office:value="-0.0504" calcext:value-type="float">
            <text:p>-0.0504</text:p>
          </table:table-cell>
          <table:table-cell table:style-name="ce5" table:formula="of:=100*ABS(([.B16]-[.B15])/([.B16]))" office:value-type="float" office:value="0.0298240381747656" calcext:value-type="float">
            <text:p>0.0298</text:p>
          </table:table-cell>
          <table:table-cell table:style-name="ce6" table:formula="of:=100*ABS(([.C16]-[.C15])/([.C16]))" office:value-type="float" office:value="0.0974658869396377" calcext:value-type="float">
            <text:p>0.0975</text:p>
          </table:table-cell>
          <table:table-cell table:style-name="ce5" table:formula="of:=100*ABS(([.D16]-[.D15])/([.D16]))" office:value-type="float" office:value="0.396825396825394" calcext:value-type="float">
            <text:p>0.3968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4T19:04:51.264417673</dc:date>
    <meta:editing-duration>PT1H3M32S</meta:editing-duration>
    <meta:editing-cycles>27</meta:editing-cycles>
    <meta:generator>LibreOffice/7.3.7.2$Linux_X86_64 LibreOffice_project/30$Build-2</meta:generator>
    <meta:document-statistic meta:table-count="1" meta:cell-count="68" meta:object-count="0"/>
  </office:meta>
</office:document-meta>
</file>